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1pt" officeooo:paragraph-rsid="000dd626" style:font-size-asian="11pt" style:font-size-complex="11pt"/>
    </style:style>
    <style:style style:name="P2" style:family="paragraph">
      <style:text-properties style:font-name="Times New Roman" fo:font-size="11pt" style:font-name-complex="Times New Roman" style:font-size-complex="11pt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dd626"/>
    </style:style>
    <style:style style:name="T5" style:family="text">
      <style:text-properties officeooo:rsid="000dd626"/>
    </style:style>
    <style:style style:name="T6" style:family="text">
      <style:text-properties style:font-name="Times New Roman" fo:font-size="11pt" style:font-name-complex="Times New Roman" style:font-size-complex="11pt"/>
    </style:style>
    <style:style style:name="gr1" style:family="graphic">
      <style:graphic-properties draw:stroke="none" svg:stroke-color="#000000" draw:fill="none" draw:fill-color="#ffffff" fo:min-height="1.936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" svg:width="3.7504in" svg:height="2.4606in" svg:x="0.3937in" svg:y="5.3661in"><draw:text-box><text:p text:style-name="P2"><text:span text:style-name="T6">trigger ConvertEnquiryTrigger on Student_Enquiry__c (before update) {</text:span><text:span text:style-name="T6"><text:line-break/></text:span><text:span text:style-name="T6"> <text:s text:c="3"/>for (Student_Enquiry__c enquiry : Trigger.new) {</text:span><text:span text:style-name="T6"><text:line-break/></text:span><text:span text:style-name="T6"> <text:s text:c="7"/>if (enquiry.Status_c == 'Converted' &amp;&amp; enquiry.Student_Created_c == false) {</text:span><text:span text:style-name="T6"><text:line-break/></text:span><text:span text:style-name="T6"> <text:s text:c="11"/>Student_c newStudent = new Student_c(</text:span><text:span text:style-name="T6"><text:line-break/></text:span><text:span text:style-name="T6"> <text:s text:c="15"/>Name = enquiry.Name,</text:span><text:span text:style-name="T6"><text:line-break/></text:span><text:span text:style-name="T6"> <text:s text:c="15"/>Email_c = enquiry.Email_c</text:span><text:span text:style-name="T6"><text:line-break/></text:span><text:span text:style-name="T6"> <text:s text:c="11"/>);</text:span><text:span text:style-name="T6"><text:line-break/></text:span><text:span text:style-name="T6"> <text:s text:c="11"/>insert newStudent;</text:span><text:span text:style-name="T6"><text:line-break/></text:span><text:span text:style-name="T6"> <text:s text:c="11"/>enquiry.Student_Created__c = true;</text:span><text:span text:style-name="T6"><text:line-break/></text:span><text:span text:style-name="T6"> <text:s text:c="7"/>}</text:span><text:span text:style-name="T6"><text:line-break/></text:span><text:span text:style-name="T6"> <text:s text:c="3"/>}</text:span><text:span text:style-name="T6"><text:line-break/></text:span><text:span text:style-name="T6">}</text:span></text:p></draw:text-box></draw:frame><text:s text:c="32"/><text:span text:style-name="T3"><text:s/>Phase 5 – Apex Programming (Developer)</text:span><text:line-break/><text:line-break/><text:span text:style-name="T2">1. Classes &amp; Objects</text:span><text:line-break/><text:line-break/>Description:<text:line-break/>Apex classes allow you to write reusable logic that can be called from triggers, Lightning components, or Flows.<text:line-break/><text:line-break/>Example: StudentEnquiryHandler class to manage follow-ups and conversions.<text:line-break/><text:line-break/><text:line-break/>Implementation:<text:line-break/><text:line-break/>Setup → Apex Classes → New → Write class → Save<text:line-break/><text:line-break/><text:line-break/><text:line-break/><text:span text:style-name="T2">2. Apex Triggers (before/after insert/update/delete)</text:span><text:line-break/><text:line-break/>Description:<text:line-break/>Triggers automatically perform actions when records are created, updated, or deleted.<text:line-break/><text:line-break/>Example: When a Student Enquiry’s Status = “Converted”, automatically create a Student record.<text:line-break/><text:line-break/><text:line-break/>Implementation:<text:line-break/><text:line-break/>Setup → Object Manager → Student Enquiry → Triggers → New → Write trigger → Save<text:line-break/><text:line-break/><text:line-break/>Example Trigger (Before Update):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><text:span text:style-name="T2">3. Trigger Design Pattern</text:span><text:line-break/><text:line-break/> Description:<text:line-break/>Using a handler class pattern separates logic from trigger to improve maintainability.<text:line-break/><text:line-break/>Implementation:<text:line-break/><text:line-break/><text:soft-page-break/>Trigger calls a class method in StudentEnquiryHandler instead of containing logic directly.<text:line-break/><text:line-break/><text:line-break/><text:line-break/><text:span text:style-name="T2">4. SOQL &amp; SOSL</text:span><text:line-break/><text:line-break/>Description:<text:line-break/><text:line-break/>SOQL: Query Salesforce records.<text:line-break/><text:line-break/>SOSL: Search text across multiple objects.<text:line-break/><text:line-break/>Example: Retrieve all enquiries with Status = “New”.<text:line-break/><text:line-break/><text:line-break/>Implementation:<text:line-break/><text:line-break/>List&lt;Student_Enquiry_c&gt; newEnquiries = [SELECT Name, Emailc FROM Student_Enquiryc WHERE Status_c = 'New'];<text:line-break/><text:line-break/><text:line-break/><text:span text:style-name="T2">5. Collections: List, Set, Map</text:span><text:line-break/><text:line-break/>Description:<text:line-break/>Collections store multiple records in memory.<text:line-break/><text:line-break/>Example: List for batch operations, Map for lookup by ID.<text:line-break/><text:line-break/><text:line-break/>Implementation:<text:line-break/><text:line-break/>Map&lt;Id, Student_Enquiry_c&gt; enquiryMap = new Map&lt;Id, Student_Enquiryc&gt;([SELECT Id, Statusc FROM Student_Enquiry_c]);<text:line-break/><text:line-break/><text:line-break/><text:span text:style-name="T2">6. Control Statements</text:span><text:line-break/><text:line-break/>Description:<text:line-break/>Used for conditional logic and loops.<text:line-break/><text:line-break/>Example: Loop through enquiries to update Status.<text:line-break/><text:line-break/><text:line-break/>Implementation:<text:line-break/><text:line-break/>for(Student_Enquiry__c e : newEnquiries){<text:line-break/> <text:s text:c="3"/>if(e.Status__c == 'New'){<text:line-break/> <text:s text:c="7"/>e.Status__c = 'Contacted';<text:line-break/> <text:s text:c="3"/>}<text:line-break/>}<text:line-break/>update newEnquiries;<text:line-break/><text:line-break/><text:line-break/><text:soft-page-break/><text:line-break/><text:line-break/><text:span text:style-name="T4">7</text:span><text:span text:style-name="T2">. Exception Handling</text:span><text:line-break/><text:line-break/>Description:<text:line-break/>Catches and handles runtime errors to prevent process failures.<text:line-break/><text:line-break/>Implementation:<text:line-break/><text:line-break/>try {<text:line-break/> <text:s text:c="3"/>insert newStudent;<text:line-break/>} catch (DmlException e) {<text:line-break/> <text:s text:c="3"/>System.debug('Error creating student: ' + e.getMessage());<text:line-break/>}<text:line-break/><text:line-break/><text:line-break/><text:line-break/><text:span text:style-name="T2">10. Test Classes</text:span><text:line-break/><text:line-break/>Description:<text:line-break/>Salesforce requires at least 75% code coverage for deploying Apex to production.<text:line-break/><text:line-break/>Example: Test creation of Student records when an enquiry is converted.<text:line-break/><text:line-break/><text:line-break/>Implementation:<text:line-break/><text:line-break/>@isTest<text:line-break/>public class TestConvertEnquiryTrigger {<text:line-break/> <text:s text:c="3"/>@isTest static void testConvertEnquiry() {<text:line-break/> <text:s text:c="7"/>Student_Enquiry_c enquiry = new Student_Enquiry_c(<text:line-break/> <text:s text:c="11"/>Name='Test Student',<text:line-break/> <text:s text:c="11"/>Status__c='Converted',<text:line-break/> <text:s text:c="11"/>Email__c='test@student.com'<text:line-break/> <text:s text:c="7"/>);<text:line-break/> <text:s text:c="7"/>insert enquiry;<text:line-break/> <text:s text:c="7"/><text:line-break/> <text:s text:c="7"/>Student_Enquiry_c insertedEnquiry = [SELECT Id, Student_Createdc FROM Student_Enquiry_c WHERE Id = :enquiry.Id];<text:line-break/> <text:s text:c="7"/>System.assert(insertedEnquiry.Student_Created__c == true);<text:line-break/> <text:s text:c="3"/>}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7:02:02.329000000</meta:creation-date>
    <dc:date>2025-09-26T17:07:21.505000000</dc:date>
    <meta:editing-duration>PT5M19S</meta:editing-duration>
    <meta:editing-cycles>1</meta:editing-cycles>
    <meta:document-statistic meta:table-count="0" meta:image-count="0" meta:object-count="0" meta:page-count="3" meta:paragraph-count="3" meta:word-count="328" meta:character-count="2805" meta:non-whitespace-character-count="2262"/>
    <meta:generator>Edit_Docx_PLUS/7.4.0.3$Windows_X86_64 LibreOffice_project/</meta:generator>
  </office:meta>
</office:document-meta>
</file>